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.735cm" style:use-optimal-column-width="false"/>
    </style:style>
    <style:style style:name="co2" style:family="table-column">
      <style:table-column-properties style:column-width="1.719cm" style:use-optimal-column-width="false"/>
    </style:style>
    <style:style style:name="ro1" style:family="table-row">
      <style:table-row-properties style:row-height="1.456cm"/>
    </style:style>
    <style:style style:name="ro2" style:family="table-row">
      <style:table-row-properties style:row-height="1.117cm"/>
    </style:style>
    <style:style style:name="ro3" style:family="table-row">
      <style:table-row-properties style:row-height="1.352cm"/>
    </style:style>
    <style:style style:name="ro4" style:family="table-row">
      <style:table-row-properties style:row-height="1.472cm"/>
    </style:style>
    <style:style style:name="ce1" style:family="table-cell">
      <loext:graphic-properties draw:textarea-vertical-align="middle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end" style:text-autospace="none"/>
      <style:text-properties fo:font-size="10pt" style:font-size-asian="10pt" style:font-size-complex="10pt"/>
    </style:style>
    <style:style style:name="ce3" style:family="table-cell">
      <loext:graphic-properties draw:textarea-vertical-align="middle"/>
      <style:text-properties fo:font-size="13pt" fo:font-weight="bold" style:font-size-asian="13pt" style:font-weight-asian="bold" style:font-size-complex="13pt" style:font-weight-complex="bold"/>
    </style:style>
    <style:style style:name="P1" style:family="paragraph">
      <style:paragraph-properties fo:text-align="end" style:text-autospace="none"/>
      <style:text-properties fo:font-size="10pt" style:font-size-asian="10pt" style:font-size-complex="10pt"/>
    </style:style>
    <style:style style:name="P2" style:family="paragraph">
      <loext:graphic-properties draw:fill-color="#ffffff"/>
    </style:style>
    <style:style style:name="T1" style:family="text">
      <style:text-properties style:font-name="Liberation Sans3" fo:font-size="10.5pt" fo:font-weight="bold" style:font-name-asian="Liberation Sans3" style:font-size-asian="10.5pt" style:font-weight-asian="bold" style:font-name-complex="Liberation Sans3" style:font-size-complex="10.5pt" style:font-weight-complex="bold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style:text-position="0% 100%" fo:font-size="12pt" fo:font-weight="bold" style:font-name-asian="Liberation Sans3" style:font-size-asian="12pt" style:font-weight-asian="bold" style:font-name-complex="Liberation Sans3" style:font-size-complex="12pt" style:font-weight-complex="bold"/>
    </style:style>
    <style:style style:name="T4" style:family="text">
      <style:text-properties style:text-position="-33% 58%" fo:font-size="12pt" fo:font-weight="bold" style:font-name-asian="Liberation Sans3" style:font-size-asian="12pt" style:font-weight-asian="bold" style:font-name-complex="Liberation Sans3" style:font-size-complex="12pt" style:font-weight-complex="bold"/>
    </style:style>
    <style:style style:name="T5" style:family="text">
      <style:text-properties style:text-position="0% 100%" style:font-name="Liberation Sans3" fo:font-size="12pt" fo:font-weight="bold" style:font-name-asian="Liberation Sans3" style:font-size-asian="12pt" style:font-weight-asian="bold" style:font-name-complex="Liberation Sans3" style:font-size-complex="12pt" style:font-weight-complex="bold"/>
    </style:style>
    <style:style style:name="T6" style:family="text">
      <style:text-properties style:text-position="0% 100%" style:font-name="Liberation Sans" fo:font-size="12pt" fo:font-weight="bold" style:font-name-asian="Liberation Sans3" style:font-size-asian="12pt" style:font-weight-asian="bold" style:font-name-complex="Liberation Sans3" style:font-size-complex="12pt" style:font-weight-complex="bold"/>
    </style:style>
    <style:style style:name="T7" style:family="text">
      <style:text-properties style:text-position="33% 58%" style:font-name="Liberation Sans" fo:font-size="12pt" fo:font-weight="bold" style:font-name-asian="Liberation Sans3" style:font-size-asian="12pt" style:font-weight-asian="bold" style:font-name-complex="Liberation Sans3" style:font-size-complex="12pt" style:font-weight-complex="bold"/>
    </style:style>
    <style:style style:name="T8" style:family="text">
      <style:text-properties style:text-position="-33% 58%" style:font-name="Liberation Sans" fo:font-size="12pt" fo:font-weight="bold" style:font-name-asian="Liberation Sans3" style:font-size-asian="12pt" style:font-weight-asian="bold" style:font-name-complex="Liberation Sans3" style:font-size-complex="12pt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style:text-position="-33% 58%" fo:font-size="12pt" fo:font-weight="bold" style:font-size-asian="12pt" style:font-weight-asian="bold" style:font-size-complex="12pt" style:font-weight-complex="bold"/>
    </style:style>
    <style:style style:name="T11" style:family="text">
      <style:text-properties style:text-position="0% 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7.743cm" svg:height="20.653cm" svg:x="0.121cm" svg:y="0.154cm">
          <table:table table:template-name="default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1">λ </text:span></text:p>
                <text:p><text:span text:style-name="T1">(0-10)</text:span></text:p>
              </table:table-cell>
              <table:table-cell>
                <text:p><text:span text:style-name="T1">λ </text:span></text:p>
                <text:p><text:span text:style-name="T1">(10-30)</text:span></text:p>
              </table:table-cell>
              <table:table-cell>
                <text:p><text:span text:style-name="T1">λ </text:span></text:p>
                <text:p><text:span text:style-name="T1">(30-50)</text:span></text:p>
              </table:table-cell>
              <table:table-cell>
                <text:p><text:span text:style-name="T2">R</text:span></text:p>
                <text:p><text:span text:style-name="T2">(0-10)</text:span></text:p>
              </table:table-cell>
              <table:table-cell>
                <text:p><text:span text:style-name="T2">R</text:span></text:p>
                <text:p><text:span text:style-name="T2">(10-30)</text:span></text:p>
              </table:table-cell>
              <table:table-cell>
                <text:p><text:span text:style-name="T2">R</text:span></text:p>
                <text:p><text:span text:style-name="T2">(30-50)</text:span></text:p>
              </table:table-cell>
              <table:table-cell>
                <text:p><text:span text:style-name="T3">Re[f</text:span><text:span text:style-name="T4">0</text:span><text:span text:style-name="T3">]</text:span></text:p>
                <text:p><text:span text:style-name="T5">Λ</text:span><text:span text:style-name="T6">K+</text:span></text:p>
              </table:table-cell>
              <table:table-cell>
                <text:p><text:span text:style-name="T3">Re[f</text:span><text:span text:style-name="T4">0</text:span><text:span text:style-name="T3">]</text:span></text:p>
                <text:p><text:span text:style-name="T5">Λ</text:span><text:span text:style-name="T6">K-</text:span></text:p>
              </table:table-cell>
              <table:table-cell>
                <text:p><text:span text:style-name="T3">Re[f</text:span><text:span text:style-name="T4">0</text:span><text:span text:style-name="T3">]</text:span></text:p>
                <text:p><text:span text:style-name="T5">Λ</text:span><text:span text:style-name="T6">K</text:span><text:span text:style-name="T7">0</text:span><text:span text:style-name="T8">S</text:span></text:p>
              </table:table-cell>
              <table:table-cell>
                <text:p><text:span text:style-name="T9">Im[f</text:span><text:span text:style-name="T10">0</text:span><text:span text:style-name="T11">]</text:span></text:p>
                <text:p><text:span text:style-name="T5">Λ</text:span><text:span text:style-name="T6">K+</text:span></text:p>
              </table:table-cell>
              <table:table-cell>
                <text:p><text:span text:style-name="T9">Im[f</text:span><text:span text:style-name="T10">0</text:span><text:span text:style-name="T11">]</text:span></text:p>
                <text:p><text:span text:style-name="T5">Λ</text:span><text:span text:style-name="T6">K-</text:span></text:p>
              </table:table-cell>
              <table:table-cell>
                <text:p><text:span text:style-name="T9">Im[f</text:span><text:span text:style-name="T10">0</text:span><text:span text:style-name="T11">]</text:span></text:p>
                <text:p><text:span text:style-name="T5">Λ</text:span><text:span text:style-name="T6">K</text:span><text:span text:style-name="T7">0</text:span><text:span text:style-name="T8">S</text:span></text:p>
              </table:table-cell>
              <table:table-cell>
                <text:p><text:span text:style-name="T11">d</text:span><text:span text:style-name="T10">0</text:span></text:p>
                <text:p><text:span text:style-name="T5">Λ</text:span><text:span text:style-name="T6">K+</text:span></text:p>
              </table:table-cell>
              <table:table-cell>
                <text:p><text:span text:style-name="T11">d</text:span><text:span text:style-name="T10">0</text:span></text:p>
                <text:p><text:span text:style-name="T5">Λ</text:span><text:span text:style-name="T6">K-</text:span></text:p>
              </table:table-cell>
              <table:table-cell>
                <text:p><text:span text:style-name="T11">d</text:span><text:span text:style-name="T10">0</text:span></text:p>
                <text:p><text:span text:style-name="T5">Λ</text:span><text:span text:style-name="T6">K</text:span><text:span text:style-name="T7">0</text:span><text:span text:style-name="T8">S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1">λ </text:span></text:p>
                <text:p><text:span text:style-name="T1">(0-10)</text:span></text:p>
              </table:table-cell>
              <table:table-cell>
                <text:p text:style-name="P1">8.60E-02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1">
                <text:p><text:span text:style-name="T1">λ </text:span></text:p>
                <text:p><text:span text:style-name="T1">(10-30)</text:span></text:p>
              </table:table-cell>
              <table:table-cell>
                <text:p text:style-name="P1">3.97E-02</text:p>
              </table:table-cell>
              <table:table-cell>
                <text:p text:style-name="P1">3.41E-02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1">
                <text:p><text:span text:style-name="T1">λ </text:span></text:p>
                <text:p><text:span text:style-name="T1">(30-50)</text:span></text:p>
              </table:table-cell>
              <table:table-cell>
                <text:p text:style-name="P1">4.06E-02</text:p>
              </table:table-cell>
              <table:table-cell>
                <text:p text:style-name="P1">2.26E-02</text:p>
              </table:table-cell>
              <table:table-cell>
                <text:p text:style-name="P1">4.69E-02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1">
                <text:p><text:span text:style-name="T1">R</text:span></text:p>
                <text:p><text:span text:style-name="T2">(0-10)</text:span></text:p>
              </table:table-cell>
              <table:table-cell>
                <text:p text:style-name="P1">1.93E-01</text:p>
              </table:table-cell>
              <table:table-cell>
                <text:p text:style-name="P1">7.44E-02</text:p>
              </table:table-cell>
              <table:table-cell>
                <text:p text:style-name="P1">8.01E-02</text:p>
              </table:table-cell>
              <table:table-cell>
                <text:p text:style-name="P1">6.81E-01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1">
                <text:p><text:span text:style-name="T2">R</text:span></text:p>
                <text:p><text:span text:style-name="T2">(10-30)</text:span></text:p>
              </table:table-cell>
              <table:table-cell>
                <text:p text:style-name="P1">7.93E-02</text:p>
              </table:table-cell>
              <table:table-cell>
                <text:p text:style-name="P1">7.05E-02</text:p>
              </table:table-cell>
              <table:table-cell>
                <text:p text:style-name="P1">4.01E-02</text:p>
              </table:table-cell>
              <table:table-cell>
                <text:p text:style-name="P1">3.06E-01</text:p>
              </table:table-cell>
              <table:table-cell>
                <text:p text:style-name="P1">2.64E-01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1">
                <text:p><text:span text:style-name="T2">R</text:span></text:p>
                <text:p><text:span text:style-name="T2">(30-50)</text:span></text:p>
              </table:table-cell>
              <table:table-cell>
                <text:p text:style-name="P1">5.08E-02</text:p>
              </table:table-cell>
              <table:table-cell>
                <text:p text:style-name="P1">2.25E-02</text:p>
              </table:table-cell>
              <table:table-cell>
                <text:p text:style-name="P1">7.18E-02</text:p>
              </table:table-cell>
              <table:table-cell>
                <text:p text:style-name="P1">2.23E-01</text:p>
              </table:table-cell>
              <table:table-cell>
                <text:p text:style-name="P1">1.20E-01</text:p>
              </table:table-cell>
              <table:table-cell>
                <text:p text:style-name="P1">1.90E-01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 table:style-name="ce1">
                <text:p><text:span text:style-name="T9">Re[f</text:span><text:span text:style-name="T10">0</text:span><text:span text:style-name="T11">]</text:span></text:p>
                <text:p><text:span text:style-name="T5">Λ</text:span><text:span text:style-name="T6">K+</text:span></text:p>
              </table:table-cell>
              <table:table-cell>
                <text:p text:style-name="P1">2.75E-02</text:p>
              </table:table-cell>
              <table:table-cell>
                <text:p text:style-name="P1">1.60E-02</text:p>
              </table:table-cell>
              <table:table-cell>
                <text:p text:style-name="P1">1.60E-02</text:p>
              </table:table-cell>
              <table:table-cell>
                <text:p text:style-name="P1">4.49E-02</text:p>
              </table:table-cell>
              <table:table-cell>
                <text:p text:style-name="P1">2.20E-02</text:p>
              </table:table-cell>
              <table:table-cell>
                <text:p text:style-name="P1">1.16E-02</text:p>
              </table:table-cell>
              <table:table-cell>
                <text:p text:style-name="P1">1.48E-02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 table:style-name="ce3">
                <text:p><text:span text:style-name="T3">Re[f</text:span><text:span text:style-name="T4">0</text:span><text:span text:style-name="T3">]</text:span></text:p>
                <text:p><text:span text:style-name="T5">Λ</text:span><text:span text:style-name="T6">K-</text:span></text:p>
              </table:table-cell>
              <table:table-cell>
                <text:p text:style-name="P1">-3.43E-03</text:p>
              </table:table-cell>
              <table:table-cell>
                <text:p text:style-name="P1">-4.02E-03</text:p>
              </table:table-cell>
              <table:table-cell>
                <text:p text:style-name="P1">-3.27E-03</text:p>
              </table:table-cell>
              <table:table-cell>
                <text:p text:style-name="P1">4.62E-02</text:p>
              </table:table-cell>
              <table:table-cell>
                <text:p text:style-name="P1">2.76E-02</text:p>
              </table:table-cell>
              <table:table-cell>
                <text:p text:style-name="P1">2.37E-02</text:p>
              </table:table-cell>
              <table:table-cell>
                <text:p text:style-name="P1">-4.71E-03</text:p>
              </table:table-cell>
              <table:table-cell>
                <text:p text:style-name="P1">1.36E-02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>
                <text:p><text:span text:style-name="T3">Re[f</text:span><text:span text:style-name="T4">0</text:span><text:span text:style-name="T3">]</text:span></text:p>
                <text:p><text:span text:style-name="T5">Λ</text:span><text:span text:style-name="T6">K</text:span><text:span text:style-name="T7">0</text:span><text:span text:style-name="T8">S</text:span></text:p>
              </table:table-cell>
              <table:table-cell>
                <text:p text:style-name="P1">9.88E-03</text:p>
              </table:table-cell>
              <table:table-cell>
                <text:p text:style-name="P1">2.80E-03</text:p>
              </table:table-cell>
              <table:table-cell>
                <text:p text:style-name="P1">5.90E-03</text:p>
              </table:table-cell>
              <table:table-cell>
                <text:p text:style-name="P1">6.45E-02</text:p>
              </table:table-cell>
              <table:table-cell>
                <text:p text:style-name="P1">3.31E-02</text:p>
              </table:table-cell>
              <table:table-cell>
                <text:p text:style-name="P1">3.09E-02</text:p>
              </table:table-cell>
              <table:table-cell>
                <text:p text:style-name="P1">5.54E-04</text:p>
              </table:table-cell>
              <table:table-cell>
                <text:p text:style-name="P1">8.96E-03</text:p>
              </table:table-cell>
              <table:table-cell>
                <text:p text:style-name="P1">1.80E-02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 table:style-name="ce1">
                <text:p><text:span text:style-name="T3">Im[f</text:span><text:span text:style-name="T4">0</text:span><text:span text:style-name="T3">]</text:span></text:p>
                <text:p><text:span text:style-name="T5">Λ</text:span><text:span text:style-name="T6">K+</text:span></text:p>
              </table:table-cell>
              <table:table-cell>
                <text:p text:style-name="P1">3.46E-03</text:p>
              </table:table-cell>
              <table:table-cell>
                <text:p text:style-name="P1">-1.30E-03</text:p>
              </table:table-cell>
              <table:table-cell>
                <text:p text:style-name="P1">-2.90E-04</text:p>
              </table:table-cell>
              <table:table-cell>
                <text:p text:style-name="P1">7.62E-02</text:p>
              </table:table-cell>
              <table:table-cell>
                <text:p text:style-name="P1">4.25E-02</text:p>
              </table:table-cell>
              <table:table-cell>
                <text:p text:style-name="P1">3.43E-02</text:p>
              </table:table-cell>
              <table:table-cell>
                <text:p text:style-name="P1">-1.05E-03</text:p>
              </table:table-cell>
              <table:table-cell>
                <text:p text:style-name="P1">1.49E-02</text:p>
              </table:table-cell>
              <table:table-cell>
                <text:p text:style-name="P1">1.23E-02</text:p>
              </table:table-cell>
              <table:table-cell>
                <text:p text:style-name="P1">2.11E-02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 table:style-name="ce1">
                <text:p><text:span text:style-name="T9">Im[f</text:span><text:span text:style-name="T10">0</text:span><text:span text:style-name="T11">]</text:span></text:p>
                <text:p><text:span text:style-name="T5">Λ</text:span><text:span text:style-name="T6">K-</text:span></text:p>
              </table:table-cell>
              <table:table-cell>
                <text:p text:style-name="P1">-1.61E-02</text:p>
              </table:table-cell>
              <table:table-cell>
                <text:p text:style-name="P1">-1.05E-02</text:p>
              </table:table-cell>
              <table:table-cell>
                <text:p text:style-name="P1">-1.01E-02</text:p>
              </table:table-cell>
              <table:table-cell>
                <text:p text:style-name="P1">6.91E-03</text:p>
              </table:table-cell>
              <table:table-cell>
                <text:p text:style-name="P1">6.59E-03</text:p>
              </table:table-cell>
              <table:table-cell>
                <text:p text:style-name="P1">8.99E-03</text:p>
              </table:table-cell>
              <table:table-cell>
                <text:p text:style-name="P1">-8.29E-03</text:p>
              </table:table-cell>
              <table:table-cell>
                <text:p text:style-name="P1">1.09E-02</text:p>
              </table:table-cell>
              <table:table-cell>
                <text:p text:style-name="P1">5.49E-03</text:p>
              </table:table-cell>
              <table:table-cell>
                <text:p text:style-name="P1">1.13E-02</text:p>
              </table:table-cell>
              <table:table-cell>
                <text:p text:style-name="P1">1.14E-02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>
                <text:p><text:span text:style-name="T9">Im[f</text:span><text:span text:style-name="T10">0</text:span><text:span text:style-name="T11">]</text:span></text:p>
                <text:p><text:span text:style-name="T5">Λ</text:span><text:span text:style-name="T6">K</text:span><text:span text:style-name="T7">0</text:span><text:span text:style-name="T8">S</text:span></text:p>
              </table:table-cell>
              <table:table-cell>
                <text:p text:style-name="P1">-1.01E-02</text:p>
              </table:table-cell>
              <table:table-cell>
                <text:p text:style-name="P1">-9.01E-03</text:p>
              </table:table-cell>
              <table:table-cell>
                <text:p text:style-name="P1">-6.85E-03</text:p>
              </table:table-cell>
              <table:table-cell>
                <text:p text:style-name="P1">4.02E-02</text:p>
              </table:table-cell>
              <table:table-cell>
                <text:p text:style-name="P1">2.23E-02</text:p>
              </table:table-cell>
              <table:table-cell>
                <text:p text:style-name="P1">2.39E-02</text:p>
              </table:table-cell>
              <table:table-cell>
                <text:p text:style-name="P1">-7.67E-03</text:p>
              </table:table-cell>
              <table:table-cell>
                <text:p text:style-name="P1">1.42E-02</text:p>
              </table:table-cell>
              <table:table-cell>
                <text:p text:style-name="P1">1.42E-02</text:p>
              </table:table-cell>
              <table:table-cell>
                <text:p text:style-name="P1">1.71E-02</text:p>
              </table:table-cell>
              <table:table-cell>
                <text:p text:style-name="P1">1.30E-02</text:p>
              </table:table-cell>
              <table:table-cell>
                <text:p text:style-name="P1">2.13E-02</text:p>
              </table:table-cell>
              <table:table-cell/>
              <table:table-cell/>
              <table:table-cell/>
            </table:table-row>
            <table:table-row table:style-name="ro3" table:default-cell-style-name="ce2">
              <table:table-cell table:style-name="ce1">
                <text:p><text:span text:style-name="T11">d</text:span><text:span text:style-name="T10">0</text:span></text:p>
                <text:p><text:span text:style-name="T5">Λ</text:span><text:span text:style-name="T6">K+</text:span></text:p>
              </table:table-cell>
              <table:table-cell>
                <text:p text:style-name="P1">-5.06E-02</text:p>
              </table:table-cell>
              <table:table-cell>
                <text:p text:style-name="P1">-2.99E-02</text:p>
              </table:table-cell>
              <table:table-cell>
                <text:p text:style-name="P1">-2.95E-02</text:p>
              </table:table-cell>
              <table:table-cell>
                <text:p text:style-name="P1">-4.30E-02</text:p>
              </table:table-cell>
              <table:table-cell>
                <text:p text:style-name="P1">-1.09E-02</text:p>
              </table:table-cell>
              <table:table-cell>
                <text:p text:style-name="P1">5.02E-03</text:p>
              </table:table-cell>
              <table:table-cell>
                <text:p text:style-name="P1">-3.29E-02</text:p>
              </table:table-cell>
              <table:table-cell>
                <text:p text:style-name="P1">1.78E-02</text:p>
              </table:table-cell>
              <table:table-cell>
                <text:p text:style-name="P1">6.11E-03</text:p>
              </table:table-cell>
              <table:table-cell>
                <text:p text:style-name="P1">6.66E-03</text:p>
              </table:table-cell>
              <table:table-cell>
                <text:p text:style-name="P1">2.24E-02</text:p>
              </table:table-cell>
              <table:table-cell>
                <text:p text:style-name="P1">2.46E-02</text:p>
              </table:table-cell>
              <table:table-cell>
                <text:p text:style-name="P1">2.16E-01</text:p>
              </table:table-cell>
              <table:table-cell/>
              <table:table-cell/>
            </table:table-row>
            <table:table-row table:style-name="ro3" table:default-cell-style-name="ce2">
              <table:table-cell table:style-name="ce1">
                <text:p><text:span text:style-name="T11">d</text:span><text:span text:style-name="T10">0</text:span></text:p>
                <text:p><text:span text:style-name="T5">Λ</text:span><text:span text:style-name="T6">K-</text:span></text:p>
              </table:table-cell>
              <table:table-cell>
                <text:p text:style-name="P1">-2.67E-01</text:p>
              </table:table-cell>
              <table:table-cell>
                <text:p text:style-name="P1">-1.68E-01</text:p>
              </table:table-cell>
              <table:table-cell>
                <text:p text:style-name="P1">-1.60E-01</text:p>
              </table:table-cell>
              <table:table-cell>
                <text:p text:style-name="P1">7.05E-02</text:p>
              </table:table-cell>
              <table:table-cell>
                <text:p text:style-name="P1">9.58E-02</text:p>
              </table:table-cell>
              <table:table-cell>
                <text:p text:style-name="P1">1.38E-01</text:p>
              </table:table-cell>
              <table:table-cell>
                <text:p text:style-name="P1">-1.33E-01</text:p>
              </table:table-cell>
              <table:table-cell>
                <text:p text:style-name="P1">1.90E-01</text:p>
              </table:table-cell>
              <table:table-cell>
                <text:p text:style-name="P1">8.41E-02</text:p>
              </table:table-cell>
              <table:table-cell>
                <text:p text:style-name="P1">1.75E-01</text:p>
              </table:table-cell>
              <table:table-cell>
                <text:p text:style-name="P1">2.00E-01</text:p>
              </table:table-cell>
              <table:table-cell>
                <text:p text:style-name="P1">2.04E-01</text:p>
              </table:table-cell>
              <table:table-cell>
                <text:p text:style-name="P1">3.57E-01</text:p>
              </table:table-cell>
              <table:table-cell>
                <text:p text:style-name="P1">4.53E+00</text:p>
              </table:table-cell>
              <table:table-cell/>
            </table:table-row>
            <table:table-row table:style-name="ro4" table:default-cell-style-name="ce2">
              <table:table-cell table:style-name="ce1">
                <text:p><text:span text:style-name="T11">d</text:span><text:span text:style-name="T10">0</text:span></text:p>
                <text:p><text:span text:style-name="T5">Λ</text:span><text:span text:style-name="T6">K</text:span><text:span text:style-name="T7">0</text:span><text:span text:style-name="T8">S</text:span></text:p>
              </table:table-cell>
              <table:table-cell>
                <text:p text:style-name="P1">-1.81E-02</text:p>
              </table:table-cell>
              <table:table-cell>
                <text:p text:style-name="P1">-1.54E-02</text:p>
              </table:table-cell>
              <table:table-cell>
                <text:p text:style-name="P1">5.04E-03</text:p>
              </table:table-cell>
              <table:table-cell>
                <text:p text:style-name="P1">-1.12E-01</text:p>
              </table:table-cell>
              <table:table-cell>
                <text:p text:style-name="P1">-9.01E-02</text:p>
              </table:table-cell>
              <table:table-cell>
                <text:p text:style-name="P1">-2.43E-02</text:p>
              </table:table-cell>
              <table:table-cell>
                <text:p text:style-name="P1">-1.08E-03</text:p>
              </table:table-cell>
              <table:table-cell>
                <text:p text:style-name="P1">-1.55E-02</text:p>
              </table:table-cell>
              <table:table-cell>
                <text:p text:style-name="P1">4.59E-02</text:p>
              </table:table-cell>
              <table:table-cell>
                <text:p text:style-name="P1">-2.11E-02</text:p>
              </table:table-cell>
              <table:table-cell>
                <text:p text:style-name="P1">-9.16E-03</text:p>
              </table:table-cell>
              <table:table-cell>
                <text:p text:style-name="P1">5.33E-02</text:p>
              </table:table-cell>
              <table:table-cell>
                <text:p text:style-name="P1">-1.31E-02</text:p>
              </table:table-cell>
              <table:table-cell>
                <text:p text:style-name="P1">-1.40E-01</text:p>
              </table:table-cell>
              <table:table-cell>
                <text:p text:style-name="P1">2.92E+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3T11:11:19.002853573</meta:creation-date>
    <dc:date>2020-10-25T19:39:51.747194150</dc:date>
    <meta:editing-duration>PT43M25S</meta:editing-duration>
    <meta:editing-cycles>10</meta:editing-cycles>
    <meta:generator>LibreOffice/5.1.6.2$Linux_X86_64 LibreOffice_project/10m0$Build-2</meta:generator>
    <meta:document-statistic meta:object-count="24"/>
  </office:meta>
</office:document-meta>
</file>